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1.7244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027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929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6264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7173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0.5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Hidden uni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Testing MSE</text:p>
          </table:table-cell>
          <table:table-cell office:value-type="string" calcext:value-type="string">
            <text:p>Training MAE</text:p>
          </table:table-cell>
          <table:table-cell office:value-type="string" calcext:value-type="string">
            <text:p>Test RelErro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kelly sampling?</text:p>
          </table:table-cell>
          <table:table-cell office:value-type="string" calcext:value-type="string">
            <text:p>target_inclusion_prob</text:p>
          </table:table-cell>
        </table:table-row>
        <table:table-row table:style-name="ro1" table:visibility="collapse">
          <table:table-cell office:value-type="string" calcext:value-type="string">
            <text:p>UKDALE</text:p>
          </table:table-cell>
          <table:table-cell office:value-type="string" calcext:value-type="string">
            <text:p>lstm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4739" calcext:value-type="float">
            <text:p>14739</text:p>
          </table:table-cell>
          <table:table-cell office:value-type="float" office:value="20913" calcext:value-type="float">
            <text:p>20913</text:p>
          </table:table-cell>
          <table:table-cell table:number-columns-repeated="5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13557" calcext:value-type="float">
            <text:p>13557</text:p>
          </table:table-cell>
          <table:table-cell office:value-type="float" office:value="22262" calcext:value-type="float">
            <text:p>22262</text:p>
          </table:table-cell>
          <table:table-cell table:number-columns-repeated="5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2550" calcext:value-type="float">
            <text:p>255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002.jpg Weird that test cost is smaller than training cost. Training cost started at 180m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lossOn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176853" calcext:value-type="float">
            <text:p>176853</text:p>
          </table:table-cell>
          <table:table-cell office:value-type="float" office:value="251069" calcext:value-type="float">
            <text:p>251069</text:p>
          </table:table-cell>
          <table:table-cell table:number-columns-repeated="2"/>
          <table:table-cell office:value-type="string" calcext:value-type="string">
            <text:p>003.jpg It got less limit of energy (80)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3517" calcext:value-type="float">
            <text:p>3517</text:p>
          </table:table-cell>
          <table:table-cell office:value-type="float" office:value="3762" calcext:value-type="float">
            <text:p>3762</text:p>
          </table:table-cell>
          <table:table-cell table:number-columns-repeated="2"/>
          <table:table-cell office:value-type="string" calcext:value-type="string">
            <text:p>005.jpg 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5618" calcext:value-type="float">
            <text:p>15618</text:p>
          </table:table-cell>
          <table:table-cell office:value-type="float" office:value="20896" calcext:value-type="float">
            <text:p>20896</text:p>
          </table:table-cell>
          <table:table-cell table:number-columns-repeated="2"/>
          <table:table-cell office:value-type="string" calcext:value-type="string">
            <text:p>004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7525" calcext:value-type="float">
            <text:p>7525</text:p>
          </table:table-cell>
          <table:table-cell office:value-type="float" office:value="7931" calcext:value-type="float">
            <text:p>7931</text:p>
          </table:table-cell>
          <table:table-cell table:number-columns-repeated="2"/>
          <table:table-cell office:value-type="string" calcext:value-type="string">
            <text:p>006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4486" calcext:value-type="float">
            <text:p>4486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string" calcext:value-type="string">
            <text:p>007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1512" calcext:value-type="float">
            <text:p>1512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008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3322" calcext:value-type="float">
            <text:p>3322</text:p>
          </table:table-cell>
          <table:table-cell office:value-type="float" office:value="2986" calcext:value-type="float">
            <text:p>2986</text:p>
          </table:table-cell>
          <table:table-cell table:number-columns-repeated="2"/>
          <table:table-cell office:value-type="string" calcext:value-type="string">
            <text:p>009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 table:visibility="collapse">
          <table:table-cell table:number-columns-repeated="3"/>
          <table:table-cell table:number-columns-repeated="2" office:value-type="float" office:value="500" calcext:value-type="float">
            <text:p>500</text:p>
          </table:table-cell>
          <table:table-cell table:number-columns-repeated="7"/>
          <table:table-cell office:value-type="string" calcext:value-type="string">
            <text:p>killed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2561" calcext:value-type="float">
            <text:p>2561</text:p>
          </table:table-cell>
          <table:table-cell office:value-type="float" office:value="4218" calcext:value-type="float">
            <text:p>4218</text:p>
          </table:table-cell>
          <table:table-cell table:number-columns-repeated="2"/>
          <table:table-cell office:value-type="string" calcext:value-type="string">
            <text:p>010.jpg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X</text:p>
          </table:table-cell>
          <table:table-cell office:value-type="float" office:value="2374" calcext:value-type="float">
            <text:p>2374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string" calcext:value-type="string">
            <text:p>Starting to use random_normal. <text:s/>Previously I was using TRUNCATED that limited the weight to -2,2. Still stddev=0.1</text:p>
          </table:table-cell>
          <table:table-cell table:number-columns-repeated="2"/>
        </table:table-row>
        <table:table-row table:style-name="ro1" table:visibility="collapse">
          <table:table-cell table:number-columns-repeated="12"/>
          <table:table-cell office:value-type="string" calcext:value-type="string">
            <text:p>Try stddev=1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outputFF_percen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+Soft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illion</text:p>
          </table:table-cell>
          <table:table-cell table:number-columns-repeated="6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oftmax</text:p>
          </table:table-cell>
          <table:table-cell/>
          <table:table-cell office:value-type="string" calcext:value-type="string">
            <text:p>8*e^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12 013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oftmax</text:p>
          </table:table-cell>
          <table:table-cell/>
          <table:table-cell table:number-columns-repeated="2" office:value-type="string" calcext:value-type="string">
            <text:p>1*e^11</text:p>
          </table:table-cell>
          <table:table-cell table:number-columns-repeated="2"/>
          <table:table-cell office:value-type="string" calcext:value-type="string">
            <text:p>014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oftmax</text:p>
          </table:table-cell>
          <table:table-cell/>
          <table:table-cell office:value-type="string" calcext:value-type="string">
            <text:p>7*e^13</text:p>
          </table:table-cell>
          <table:table-cell office:value-type="string" calcext:value-type="string">
            <text:p>4*e^13</text:p>
          </table:table-cell>
          <table:table-cell table:number-columns-repeated="2"/>
          <table:table-cell office:value-type="string" calcext:value-type="string">
            <text:p>015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017.jpg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Std antes 0.1, desde ahora 0.5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Std=1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Mean=10 (did not worked) std=1. Lets go back to mean=0 std=2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Mean=0 std=5 1750 vs 4000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9*e-10</text:p>
          </table:table-cell>
          <table:table-cell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020.jpg 2500 vs 4000 std=2 bias 1.0 (instead of 0.5 always before)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table:number-columns-repeated="2" office:value-type="string" calcext:value-type="string">
            <text:p>1*e-9</text:p>
          </table:table-cell>
          <table:table-cell table:number-columns-repeated="2"/>
          <table:table-cell office:value-type="string" calcext:value-type="string">
            <text:p>Bias=1.0 2000 vs 4000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stm_A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moid,softmax, relu</text:p>
          </table:table-cell>
          <table:table-cell/>
          <table:table-cell office:value-type="string" calcext:value-type="string">
            <text:p>1.10*e-9</text:p>
          </table:table-cell>
          <table:table-cell office:value-type="string" calcext:value-type="string">
            <text:p>1.56*e-9</text:p>
          </table:table-cell>
          <table:table-cell table:number-columns-repeated="2"/>
          <table:table-cell office:value-type="string" calcext:value-type="string">
            <text:p>bias conv=10, rest=1 2000</text:p>
          </table:table-cell>
          <table:table-cell table:number-columns-repeated="2"/>
        </table:table-row>
        <table:table-row table:style-name="ro1" table:visibility="collapse">
          <table:table-cell table:number-columns-repeated="8"/>
          <table:table-cell office:value-type="string" calcext:value-type="string">
            <text:p>1.27*e^-10</text:p>
          </table:table-cell>
          <table:table-cell office:value-type="string" calcext:value-type="string">
            <text:p>1.74*e^-10</text:p>
          </table:table-cell>
          <table:table-cell table:number-columns-repeated="2"/>
          <table:table-cell office:value-type="string" calcext:value-type="string">
            <text:p>w conv m=5 std=0.5</text:p>
          </table:table-cell>
          <table:table-cell table:number-columns-repeated="2"/>
        </table:table-row>
        <table:table-row table:style-name="ro1" table:visibility="collapse">
          <table:table-cell table:number-columns-repeated="8"/>
          <table:table-cell office:value-type="string" calcext:value-type="string">
            <text:p>1.07*e^-9</text:p>
          </table:table-cell>
          <table:table-cell office:value-type="string" calcext:value-type="string">
            <text:p>1.55*e^-9</text:p>
          </table:table-cell>
          <table:table-cell table:number-columns-repeated="2"/>
          <table:table-cell office:value-type="string" calcext:value-type="string">
            <text:p>w conv m=0 std=0.1</text:p>
          </table:table-cell>
          <table:table-cell table:number-columns-repeated="2"/>
        </table:table-row>
        <table:table-row table:style-name="ro1" table:visibility="collapse">
          <table:table-cell table:number-columns-repeated="8"/>
          <table:table-cell office:value-type="string" calcext:value-type="string">
            <text:p>1.10*e-9</text:p>
          </table:table-cell>
          <table:table-cell office:value-type="string" calcext:value-type="string">
            <text:p>1.59*e^-9</text:p>
          </table:table-cell>
          <table:table-cell table:number-columns-repeated="2"/>
          <table:table-cell office:value-type="string" calcext:value-type="string">
            <text:p>w conv m=0 std=0.1 std rest =100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1.17*e-9</text:p>
          </table:table-cell>
          <table:table-cell office:value-type="string" calcext:value-type="string">
            <text:p>1.53*e^-9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1.54*e^-9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022.jpg just 5 appliances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 table:visibility="collapse">
          <table:table-cell table:number-columns-repeated="6"/>
          <table:table-cell office:value-type="string" calcext:value-type="string">
            <text:p>Relu, soft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26948" calcext:value-type="float">
            <text:p>26948</text:p>
          </table:table-cell>
          <table:table-cell/>
          <table:table-cell office:value-type="float" office:value="25.13" calcext:value-type="float">
            <text:p>25.13</text:p>
          </table:table-cell>
          <table:table-cell/>
          <table:table-cell office:value-type="string" calcext:value-type="string">
            <text:p>(compared to 10-its) It got better cost (MSE) but worse MAE. With lr 0.005 worse both. With 10000 its, similar. With 10000-0.05 still around the s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tt1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8310" calcext:value-type="float">
            <text:p>18310</text:p>
          </table:table-cell>
          <table:table-cell/>
          <table:table-cell office:value-type="float" office:value="17.87" calcext:value-type="float">
            <text:p>17.87</text:p>
          </table:table-cell>
          <table:table-cell/>
          <table:table-cell office:value-type="string" calcext:value-type="string">
            <text:p>Compared to Kett20, little better M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tt1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sig, relu</text:p>
          </table:table-cell>
          <table:table-cell/>
          <table:table-cell office:value-type="float" office:value="16734" calcext:value-type="float">
            <text:p>16734</text:p>
          </table:table-cell>
          <table:table-cell/>
          <table:table-cell office:value-type="float" office:value="14.54" calcext:value-type="float">
            <text:p>14.54</text:p>
          </table:table-cell>
          <table:table-cell/>
          <table:table-cell office:value-type="string" calcext:value-type="string">
            <text:p>One more hidden layer 100-50-100 (33m – 12 with 0.1). Trying 0.5, worse. This shape [-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6724" calcext:value-type="float">
            <text:p>6724</text:p>
          </table:table-cell>
          <table:table-cell/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6653" calcext:value-type="float">
            <text:p>6653</text:p>
          </table:table-cell>
          <table:table-cell/>
          <table:table-cell office:value-type="float" office:value="7.35" calcext:value-type="float">
            <text:p>7.35</text:p>
          </table:table-cell>
          <table:table-cell/>
          <table:table-cell office:value-type="string" calcext:value-type="string">
            <text:p>It got better cost (MSE) but worse MAE. With lr 0.005 worse both. With 10000 its, simi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20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6580" calcext:value-type="float">
            <text:p>6580</text:p>
          </table:table-cell>
          <table:table-cell office:value-type="float" office:value="7695" calcext:value-type="float">
            <text:p>7695</text:p>
          </table:table-cell>
          <table:table-cell office:value-type="float" office:value="6.87" calcext:value-type="float">
            <text:p>6.87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With 0.05 mse =, mae 5.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30949" calcext:value-type="float">
            <text:p>30949</text:p>
          </table:table-cell>
          <table:table-cell/>
          <table:table-cell office:value-type="float" office:value="22.63" calcext:value-type="float">
            <text:p>22.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30575" calcext:value-type="float">
            <text:p>30575</text:p>
          </table:table-cell>
          <table:table-cell/>
          <table:table-cell office:value-type="float" office:value="40.65" calcext:value-type="float">
            <text:p>40.65</text:p>
          </table:table-cell>
          <table:table-cell/>
          <table:table-cell office:value-type="string" calcext:value-type="string">
            <text:p>It got better cost (MSE) but worse MAE. With lr 0.005 worse MSE, MAE almost the same (btw). With 10000, little better MSE, MAE bt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sh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4236" calcext:value-type="float">
            <text:p>4236</text:p>
          </table:table-cell>
          <table:table-cell/>
          <table:table-cell office:value-type="float" office:value="39.39" calcext:value-type="float">
            <text:p>39.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2878" calcext:value-type="float">
            <text:p>2878</text:p>
          </table:table-cell>
          <table:table-cell/>
          <table:table-cell office:value-type="float" office:value="44.62" calcext:value-type="float">
            <text:p>44.62</text:p>
          </table:table-cell>
          <table:table-cell/>
          <table:table-cell office:value-type="string" calcext:value-type="string">
            <text:p>It got better cost (MSE) but worse MAE. With lr 0.005 between the two. With 10000, almost the s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Wsh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28117" calcext:value-type="float">
            <text:p>28117</text:p>
          </table:table-cell>
          <table:table-cell/>
          <table:table-cell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27895" calcext:value-type="float">
            <text:p>27895</text:p>
          </table:table-cell>
          <table:table-cell/>
          <table:table-cell office:value-type="float" office:value="30.64" calcext:value-type="float">
            <text:p>30.64</text:p>
          </table:table-cell>
          <table:table-cell/>
          <table:table-cell office:value-type="string" calcext:value-type="string">
            <text:p>It got better cost (MSE) but worse MAE. With lr 0.005 worse MSE, MAE almost the same (btw). With 10000, little better MSE, MAE bt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d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, sig, rel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id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float" office:value="1649" calcext:value-type="float">
            <text:p>1649</text:p>
          </table:table-cell>
          <table:table-cell office:value-type="float" office:value="23.21" calcext:value-type="float">
            <text:p>23.21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Equal in MSE with Kelly!!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d2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601" calcext:value-type="float">
            <text:p>1601</text:p>
          </table:table-cell>
          <table:table-cell office:value-type="float" office:value="18.22" calcext:value-type="float">
            <text:p>18.22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I don't think more it because last ones are almost the same. With 200 hidden units, around: 1556, 17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 – scaled and reported with <text:s/>my MAE</text:p>
          </table:table-cell>
          <table:table-cell office:value-type="string" calcext:value-type="string">
            <text:p>Frid6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With 0.01 same but 2 buildings both (same for 1 building!!!). Maybe because there were just 2 month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 – scaled and reported with <text:s/>my MAE</text:p>
          </table:table-cell>
          <table:table-cell office:value-type="string" calcext:value-type="string">
            <text:p>Di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Enc_App – scaled and reported with <text:s/>my MAE</text:p>
          </table:table-cell>
          <table:table-cell office:value-type="string" calcext:value-type="string">
            <text:p>WaMa1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.03" calcext:value-type="float">
            <text:p>1.0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With tf_mae 0.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 – scaled and reported with <text:s/>my MAE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44" calcext:value-type="float">
            <text:p>1.44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Enc_App – scaled and reported with <text:s/>my MAE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Enc_App – scaled and reported with TF_MAE</text:p>
          </table:table-cell>
          <table:table-cell office:value-type="string" calcext:value-type="string">
            <text:p>WaMa1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.13" calcext:value-type="float">
            <text:p>1.13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Ma1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With 55 stride, wors 0.84 and 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d60</text:p>
          </table:table-cell>
          <table:table-cell office:value-type="float" office:value="300" calcext:value-type="float">
            <text:p>3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8" calcext:value-type="float">
            <text:p>1.18</text:p>
          </table:table-cell>
          <table:table-cell/>
          <table:table-cell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.06" calcext:value-type="float">
            <text:p>1.06</text:p>
          </table:table-cell>
          <table:table-cell office:value-type="float" office:value="1.09" calcext:value-type="float">
            <text:p>1.09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1.57" calcext:value-type="float">
            <text:p>1.57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36" calcext:value-type="float">
            <text:p>0.36</text:p>
          </table:table-cell>
          <table:table-cell office:value-type="float" office:value="1.35" calcext:value-type="float">
            <text:p>1.35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float" office:value="1.33" calcext:value-type="float">
            <text:p>1.33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1.33" calcext:value-type="float">
            <text:p>1.33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32" calcext:value-type="float">
            <text:p>0.32</text:p>
          </table:table-cell>
          <table:table-cell office:value-type="float" office:value="1.29" calcext:value-type="float">
            <text:p>1.29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1.31" calcext:value-type="float">
            <text:p>1.31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Best kettle,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75" calcext:value-type="float">
            <text:p>75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table:number-columns-repeated="2" office:value-type="float" office:value="0.52" calcext:value-type="float">
            <text:p>0.52</text:p>
          </table:table-cell>
          <table:table-cell office:value-type="float" office:value="0.35" calcext:value-type="float">
            <text:p>0.35</text:p>
          </table:table-cell>
          <table:table-cell office:value-type="float" office:value="1.41" calcext:value-type="float">
            <text:p>1.41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table:number-columns-repeated="2"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1.28" calcext:value-type="float">
            <text:p>1.28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25" calcext:value-type="float">
            <text:p>25</text:p>
          </table:table-cell>
          <table:table-cell office:value-type="float" office:value="20000" calcext:value-type="float">
            <text:p>2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table:number-columns-repeated="2"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1.26" calcext:value-type="float">
            <text:p>1.26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Also best kettle,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32" calcext:value-type="float">
            <text:p>0.32</text:p>
          </table:table-cell>
          <table:table-cell office:value-type="float" office:value="1.26" calcext:value-type="float">
            <text:p>1.26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32" calcext:value-type="float">
            <text:p>0.32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44" calcext:value-type="float">
            <text:p>1.44</text:p>
          </table:table-cell>
          <table:table-cell office:value-type="float" office:value="0.44" calcext:value-type="float">
            <text:p>0.44</text:p>
          </table:table-cell>
          <table:table-cell office:value-type="float" office:value="-0.47" calcext:value-type="float">
            <text:p>-0.47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3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45" calcext:value-type="float">
            <text:p>1.45</text:p>
          </table:table-cell>
          <table:table-cell office:value-type="float" office:value="0.43" calcext:value-type="float">
            <text:p>0.43</text:p>
          </table:table-cell>
          <table:table-cell office:value-type="float" office:value="-0.36" calcext:value-type="float">
            <text:p>-0.36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30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45" calcext:value-type="float">
            <text:p>1.45</text:p>
          </table:table-cell>
          <table:table-cell office:value-type="float" office:value="0.43" calcext:value-type="float">
            <text:p>0.43</text:p>
          </table:table-cell>
          <table:table-cell office:value-type="float" office:value="-0.51" calcext:value-type="float">
            <text:p>-0.51</text:p>
          </table:table-cell>
          <table:table-cell table:style-name="ce1"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44" calcext:value-type="float">
            <text:p>1.44</text:p>
          </table:table-cell>
          <table:table-cell office:value-type="float" office:value="0.33" calcext:value-type="float">
            <text:p>0.33</text:p>
          </table:table-cell>
          <table:table-cell office:value-type="float" office:value="-0.71" calcext:value-type="float">
            <text:p>-0.71</text:p>
          </table:table-cell>
          <table:table-cell table:style-name="ce1" office:value-type="string" calcext:value-type="string">
            <text:p>Best microwave, 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3.07" calcext:value-type="float">
            <text:p>3.07</text:p>
          </table:table-cell>
          <table:table-cell office:value-type="float" office:value="1.2" calcext:value-type="float">
            <text:p>1.2</text:p>
          </table:table-cell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2014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09" calcext:value-type="float">
            <text:p>1.09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99" calcext:value-type="float">
            <text:p>0.99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25" calcext:value-type="float">
            <text:p>1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96" calcext:value-type="float">
            <text:p>0.9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43" calcext:value-type="float">
            <text:p>0.4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table:style-name="ce1"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Best Washing Machine, 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table:style-name="ce1"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36" calcext:value-type="float">
            <text:p>0.3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75000" calcext:value-type="float">
            <text:p>7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25" calcext:value-type="float">
            <text:p>12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50" calcext:value-type="float">
            <text:p>1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200" calcext:value-type="float">
            <text:p>2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DWsh160</text:p>
          </table:table-cell>
          <table:table-cell office:value-type="float" office:value="150" calcext:value-type="float">
            <text:p>150</text:p>
          </table:table-cell>
          <table:table-cell office:value-type="float" office:value="75000" calcext:value-type="float">
            <text:p>75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office:value-type="float" office:value="1.03" calcext:value-type="float">
            <text:p>1.03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  <table:table-cell office:value-type="float" office:value="1.03" calcext:value-type="float">
            <text:p>1.03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office:value-type="float" office:value="1.05" calcext:value-type="float">
            <text:p>1.05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office:value-type="float" office:value="1.03" calcext:value-type="float">
            <text:p>1.03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75" calcext:value-type="float">
            <text:p>75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table:number-columns-repeated="3"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table:number-columns-repeated="3" office:value-type="float" office:value="0.89" calcext:value-type="float">
            <text:p>0.8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50" calcext:value-type="float">
            <text:p>5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Fridge60_2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est Fridge, 2013-20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Enc_App</text:p>
          </table:table-cell>
          <table:table-cell table:style-name="ce1" office:value-type="string" calcext:value-type="string">
            <text:p>DWsh160</text:p>
          </table:table-cell>
          <table:table-cell office:value-type="float" office:value="150" calcext:value-type="float">
            <text:p>1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4" calcext:value-type="float">
            <text:p>0.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Best Dishwasher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Enc_App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g, sig, relu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013-2015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Relu x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06" calcext:value-type="float">
            <text:p>1.06</text:p>
          </table:table-cell>
          <table:table-cell office:value-type="float" office:value="3.7" calcext:value-type="float">
            <text:p>3.7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Relu x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.09" calcext:value-type="float">
            <text:p>1.09</text:p>
          </table:table-cell>
          <table:table-cell office:value-type="float" office:value="2.21" calcext:value-type="float">
            <text:p>2.21</text:p>
          </table:table-cell>
          <table:table-cell office:value-type="float" office:value="-0.65" calcext:value-type="float">
            <text:p>-0.65</text:p>
          </table:table-cell>
          <table:table-cell table:style-name="ce1"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Relu x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05" calcext:value-type="float">
            <text:p>1.05</text:p>
          </table:table-cell>
          <table:table-cell office:value-type="float" office:value="2.45" calcext:value-type="float">
            <text:p>2.45</text:p>
          </table:table-cell>
          <table:table-cell office:value-type="float" office:value="-0.96" calcext:value-type="float">
            <text:p>-0.96</text:p>
          </table:table-cell>
          <table:table-cell table:style-name="ce1"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2.8" calcext:value-type="float">
            <text:p>2.8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8.54" calcext:value-type="float">
            <text:p>8.54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013-2014 Best kelly A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1.66" calcext:value-type="float">
            <text:p>1.66</text:p>
          </table:table-cell>
          <table:table-cell office:value-type="float" office:value="7.86" calcext:value-type="float">
            <text:p>7.8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.36" calcext:value-type="float">
            <text:p>2.36</text:p>
          </table:table-cell>
          <table:table-cell office:value-type="float" office:value="15.42" calcext:value-type="float">
            <text:p>15.4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44" calcext:value-type="float">
            <text:p>1.44</text:p>
          </table:table-cell>
          <table:table-cell office:value-type="float" office:value="0.4" calcext:value-type="float">
            <text:p>0.4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5.27" calcext:value-type="float">
            <text:p>5.27</text:p>
          </table:table-cell>
          <table:table-cell office:value-type="float" office:value="7.67" calcext:value-type="float">
            <text:p>7.67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94" calcext:value-type="float">
            <text:p>4.94</text:p>
          </table:table-cell>
          <table:table-cell office:value-type="float" office:value="14.07" calcext:value-type="float">
            <text:p>14.0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04" calcext:value-type="float">
            <text:p>3.04</text:p>
          </table:table-cell>
          <table:table-cell office:value-type="float" office:value="8.51" calcext:value-type="float">
            <text:p>8.51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.49" calcext:value-type="float">
            <text:p>1.49</text:p>
          </table:table-cell>
          <table:table-cell office:value-type="float" office:value="2.58" calcext:value-type="float">
            <text:p>2.58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2013-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45" calcext:value-type="float">
            <text:p>1.45</text:p>
          </table:table-cell>
          <table:table-cell office:value-type="float" office:value="6.22" calcext:value-type="float">
            <text:p>6.22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2013-2014 Best kelly A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Wash100_2</text:p>
          </table:table-cell>
          <table:table-cell table:number-columns-repeated="1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2.09" calcext:value-type="float">
            <text:p>2.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1.81" calcext:value-type="float">
            <text:p>11.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1.76" calcext:value-type="float">
            <text:p>1.76</text:p>
          </table:table-cell>
          <table:table-cell office:value-type="float" office:value="7.86" calcext:value-type="float">
            <text:p>7.86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3.96" calcext:value-type="float">
            <text:p>3.96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office:value-type="float" office:value="12.69" calcext:value-type="float">
            <text:p>12.69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2.56" calcext:value-type="float">
            <text:p>2.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, best kettle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Kett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table:number-columns-repeated="2" office:value-type="float" office:value="1.03" calcext:value-type="float">
            <text:p>1.03</text:p>
          </table:table-cell>
          <table:table-cell office:value-type="float" office:value="2.84" calcext:value-type="float">
            <text:p>2.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5.64" calcext:value-type="float">
            <text:p>5.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29" calcext:value-type="float">
            <text:p>1.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micro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5.32" calcext:value-type="float">
            <text:p>5.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table:number-columns-repeated="2"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office:value-type="float" office:value="3.63" calcext:value-type="float">
            <text:p>3.63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y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table:number-columns-repeated="2" office:value-type="float" office:value="1.04" calcext:value-type="float">
            <text:p>1.04</text:p>
          </table:table-cell>
          <table:table-cell office:value-type="float" office:value="0.29" calcext:value-type="float">
            <text:p>0.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Wash100_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table:number-columns-repeated="2" office:value-type="float" office:value="1.04" calcext:value-type="float">
            <text:p>1.04</text:p>
          </table:table-cell>
          <table:table-cell office:value-type="float" office:value="70.42" calcext:value-type="float">
            <text:p>70.42</text:p>
          </table:table-cell>
          <table:table-cell/>
          <table:table-cell office:value-type="string" calcext:value-type="string">
            <text:p>2013-2015</text:p>
          </table:table-cell>
          <table:table-cell office:value-type="string" calcext:value-type="string">
            <text:p>yes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12.49" calcext:value-type="float">
            <text:p>12.49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DWsh16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24.75" calcext:value-type="float">
            <text:p>24.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3-2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 x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llyAutoEncoder</text:p>
          </table:table-cell>
          <table:table-cell office:value-type="string" calcext:value-type="string">
            <text:p>DWsh16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lu x5</text:p>
          </table:table-cell>
          <table:table-cell table:number-columns-repeated="8"/>
        </table:table-row>
      </table:table>
      <table:table table:name="Sheet4" table:style-name="ta2">
        <table:table-column table:style-name="co15" table:default-cell-style-name="Default"/>
        <table:table-column table:style-name="co15" table:number-columns-repeated="6" table:default-cell-style-name="ce1"/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rnn_d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Testing MSE</text:p>
          </table:table-cell>
          <table:table-cell office:value-type="string" calcext:value-type="string">
            <text:p>Training MAE</text:p>
          </table:table-cell>
          <table:table-cell office:value-type="string" calcext:value-type="string">
            <text:p>Testing MAE</text:p>
          </table:table-cell>
          <table:table-cell office:value-type="string" calcext:value-type="string">
            <text:p>log_lik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2013-2015</text:p>
          </table:table-cell>
          <table:table-cell table:style-name="Default" office:value-type="string" calcext:value-type="string">
            <text:p>VRNN</text:p>
          </table:table-cell>
          <table:table-cell office:value-type="string" calcext:value-type="string">
            <text:p>Fridge60_2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2013-2015</text:p>
          </table:table-cell>
          <table:table-cell/>
        </table:table-row>
      </table:table>
      <table:table table:name="previous" table:style-name="ta1">
        <office:forms form:automatic-focus="false" form:apply-design-mode="false"/>
        <table:table-column table:style-name="co15" table:number-columns-repeated="9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equence size</text:p>
          </table:table-cell>
          <table:table-cell office:value-type="string" calcext:value-type="string">
            <text:p>Hidden unit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Testing MS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TM-tensorflow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8156" calcext:value-type="float">
            <text:p>0.0158156</text:p>
          </table:table-cell>
          <table:table-cell office:value-type="float" office:value="0.0145763" calcext:value-type="float">
            <text:p>0.0145763</text:p>
          </table:table-cell>
          <table:table-cell office:value-type="string" calcext:value-type="string">
            <text:p>reduce_mean(losses.mean_square_Error) and the loss function equal the 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STM-tensorflow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 function mean_sequare_error but metric is mean_absolute_Err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STM-tensorflow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1" calcext:value-type="float">
            <text:p>0.01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STM-tensorflow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49" calcext:value-type="float">
            <text:p>0.01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STM-tensorflo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STM-tensorflow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Stride de 10 (input and output). Figuras muy parecidas a las anterior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36" calcext:value-type="float">
            <text:p>0.01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all the sequences with tride_in 100 and tride_out 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97" calcext:value-type="float">
            <text:p>0.0697</text:p>
          </table:table-cell>
          <table:table-cell office:value-type="string" calcext:value-type="string">
            <text:p>We might want to try with more than one house:2859,82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[2859,8292,7951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561" calcext:value-type="float">
            <text:p>0.0561</text:p>
          </table:table-cell>
          <table:table-cell office:value-type="string" calcext:value-type="string">
            <text:p>Seems like it run just with 5 houses except 6990. The graphic looks much more like sth re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577" calcext:value-type="float">
            <text:p>0.05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575" calcext:value-type="float">
            <text:p>0.05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129" calcext:value-type="float">
            <text:p>0.129</text:p>
          </table:table-cell>
          <table:table-cell office:value-type="float" office:value="0.0572" calcext:value-type="float">
            <text:p>0.05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057" calcext:value-type="float">
            <text:p>0.057</text:p>
          </table:table-cell>
          <table:table-cell/>
        </table:table-row>
      </table:table>
      <table:table table:name="type 0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ce2"/>
        <table:table-column table:style-name="co15" table:default-cell-style-name="ce4"/>
        <table:table-column table:style-name="co15" table:number-columns-repeated="9" table:default-cell-style-name="Default"/>
        <table:table-column table:style-name="co15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Houses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/>
          <table:table-cell office:value-type="string" calcext:value-type="string">
            <text:p>Length</text:p>
          </table:table-cell>
          <table:table-cell office:value-type="string" calcext:value-type="string">
            <text:p>Stride Training</text:p>
          </table:table-cell>
          <table:table-cell office:value-type="string" calcext:value-type="string">
            <text:p>Stride Test</text:p>
          </table:table-cell>
          <table:table-cell office:value-type="string" calcext:value-type="string">
            <text:p>% Training</text:p>
          </table:table-cell>
          <table:table-cell office:value-type="string" calcext:value-type="string">
            <text:p>% Validation</text:p>
          </table:table-cell>
          <table:table-cell office:value-type="string" calcext:value-type="string">
            <text:p>% Test</text:p>
          </table:table-cell>
          <table:table-cell office:value-type="string" calcext:value-type="string">
            <text:p>Training part</text:p>
          </table:table-cell>
          <table:table-cell office:value-type="string" calcext:value-type="string">
            <text:p>Training size</text:p>
          </table:table-cell>
          <table:table-cell office:value-type="string" calcext:value-type="string">
            <text:p>Validation Size</text:p>
          </table:table-cell>
          <table:table-cell table:style-name="Default" office:value-type="string" calcext:value-type="string">
            <text:p>Test size</text:p>
          </table:table-cell>
          <table:table-cell office:value-type="string" calcext:value-type="string">
            <text:p>#Row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]-[.D2])*24*60*60/6" office:value-type="float" office:value="5256000" calcext:value-type="float">
            <text:p>5256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]*[.H2]*([.F2]-[.G2]) + ([.K2]+[.L2])*[.I2]*[.G2])/( ([.K2]+[.L2])*[.I2] + [.J2]*[.H2]);0)" office:value-type="float" office:value="1213462" calcext:value-type="float">
            <text:p>1213462</text:p>
          </table:table-cell>
          <table:table-cell table:formula="of:=ROUND(([.M2]-[.G2])/[.H2];0)" office:value-type="float" office:value="4042" calcext:value-type="float">
            <text:p>4042</text:p>
          </table:table-cell>
          <table:table-cell table:formula="of:=ROUND((( [.K2]*([.F2]-[.M2])/([.K2]+[.L2]))-[.G2])/[.I2];0)" office:value-type="float" office:value="2020" calcext:value-type="float">
            <text:p>2020</text:p>
          </table:table-cell>
          <table:table-cell table:formula="of:=ROUND((( [.L2]*([.F2]-[.M2])/([.K2]+[.L2]))-[.G2])/[.I2];0)" office:value-type="float" office:value="2020" calcext:value-type="float">
            <text:p>202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3]-[.D3])*24*60*60/6" office:value-type="float" office:value="5256000" calcext:value-type="float">
            <text:p>5256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3]*[.H3]*([.F3]-[.G3]) + ([.K3]+[.L3])*[.I3]*[.G3])/( ([.K3]+[.L3])*[.I3] + [.J3]*[.H3]);0)" office:value-type="float" office:value="1502143" calcext:value-type="float">
            <text:p>1502143</text:p>
          </table:table-cell>
          <table:table-cell table:formula="of:=ROUND(([.M3]-[.G3])/[.H3];0)" office:value-type="float" office:value="3753" calcext:value-type="float">
            <text:p>3753</text:p>
          </table:table-cell>
          <table:table-cell table:formula="of:=ROUND((( [.K3]*([.F3]-[.M3])/([.K3]+[.L3]))-[.G3])/[.I3];0)" office:value-type="float" office:value="1876" calcext:value-type="float">
            <text:p>1876</text:p>
          </table:table-cell>
          <table:table-cell table:formula="of:=ROUND((( [.L3]*([.F3]-[.M3])/([.K3]+[.L3]))-[.G3])/[.I3];0)" office:value-type="float" office:value="1876" calcext:value-type="float">
            <text:p>187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4]-[.D4])*24*60*60/6" office:value-type="float" office:value="5256000" calcext:value-type="float">
            <text:p>5256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4]*[.H4]*([.F4]-[.G4]) + ([.K4]+[.L4])*[.I4]*[.G4])/( ([.K4]+[.L4])*[.I4] + [.J4]*[.H4]);0)" office:value-type="float" office:value="1752167" calcext:value-type="float">
            <text:p>1752167</text:p>
          </table:table-cell>
          <table:table-cell table:formula="of:=ROUND(([.M4]-[.G4])/[.H4];0)" office:value-type="float" office:value="7007" calcext:value-type="float">
            <text:p>7007</text:p>
          </table:table-cell>
          <table:table-cell table:formula="of:=ROUND((( [.K4]*([.F4]-[.M4])/([.K4]+[.L4]))-[.G4])/[.I4];0)" office:value-type="float" office:value="3503" calcext:value-type="float">
            <text:p>3503</text:p>
          </table:table-cell>
          <table:table-cell table:formula="of:=ROUND((( [.L4]*([.F4]-[.M4])/([.K4]+[.L4]))-[.G4])/[.I4];0)" office:value-type="float" office:value="3503" calcext:value-type="float">
            <text:p>350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5]-[.D5])*24*60*60/6" office:value-type="float" office:value="5256000" calcext:value-type="float">
            <text:p>5256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5]*[.H5]*([.F5]-[.G5]) + ([.K5]+[.L5])*[.I5]*[.G5])/( ([.K5]+[.L5])*[.I5] + [.J5]*[.H5]);0)" office:value-type="float" office:value="1752333" calcext:value-type="float">
            <text:p>1752333</text:p>
          </table:table-cell>
          <table:table-cell table:formula="of:=ROUND(([.M5]-[.G5])/[.H5];0)" office:value-type="float" office:value="3503" calcext:value-type="float">
            <text:p>3503</text:p>
          </table:table-cell>
          <table:table-cell table:formula="of:=ROUND((( [.K5]*([.F5]-[.M5])/([.K5]+[.L5]))-[.G5])/[.I5];0)" office:value-type="float" office:value="1751" calcext:value-type="float">
            <text:p>1751</text:p>
          </table:table-cell>
          <table:table-cell table:formula="of:=ROUND((( [.L5]*([.F5]-[.M5])/([.K5]+[.L5]))-[.G5])/[.I5];0)" office:value-type="float" office:value="1751" calcext:value-type="float">
            <text:p>175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6]-[.D6])*24*60*60/6" office:value-type="float" office:value="5256000" calcext:value-type="float">
            <text:p>5256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6]*[.H6]*([.F6]-[.G6]) + ([.K6]+[.L6])*[.I6]*[.G6])/( ([.K6]+[.L6])*[.I6] + [.J6]*[.H6]);0)" office:value-type="float" office:value="876667" calcext:value-type="float">
            <text:p>876667</text:p>
          </table:table-cell>
          <table:table-cell table:formula="of:=ROUND(([.M6]-[.G6])/[.H6];0)" office:value-type="float" office:value="4378" calcext:value-type="float">
            <text:p>4378</text:p>
          </table:table-cell>
          <table:table-cell table:formula="of:=ROUND((( [.K6]*([.F6]-[.M6])/([.K6]+[.L6]))-[.G6])/[.I6];0)" office:value-type="float" office:value="2189" calcext:value-type="float">
            <text:p>2189</text:p>
          </table:table-cell>
          <table:table-cell table:formula="of:=ROUND((( [.L6]*([.F6]-[.M6])/([.K6]+[.L6]))-[.G6])/[.I6];0)" office:value-type="float" office:value="2189" calcext:value-type="float">
            <text:p>218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7]-[.D7])*24*60*60/6" office:value-type="float" office:value="5256000" calcext:value-type="float">
            <text:p>5256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7]*[.H7]*([.F7]-[.G7]) + ([.K7]+[.L7])*[.I7]*[.G7])/( ([.K7]+[.L7])*[.I7] + [.J7]*[.H7]);0)" office:value-type="float" office:value="478636" calcext:value-type="float">
            <text:p>478636</text:p>
          </table:table-cell>
          <table:table-cell table:formula="of:=ROUND(([.M7]-[.G7])/[.H7];0)" office:value-type="float" office:value="4776" calcext:value-type="float">
            <text:p>4776</text:p>
          </table:table-cell>
          <table:table-cell table:formula="of:=ROUND((( [.K7]*([.F7]-[.M7])/([.K7]+[.L7]))-[.G7])/[.I7];0)" office:value-type="float" office:value="2388" calcext:value-type="float">
            <text:p>2388</text:p>
          </table:table-cell>
          <table:table-cell table:formula="of:=ROUND((( [.L7]*([.F7]-[.M7])/([.K7]+[.L7]))-[.G7])/[.I7];0)" office:value-type="float" office:value="2388" calcext:value-type="float">
            <text:p>238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8]-[.D8])*24*60*60/6" office:value-type="float" office:value="5256000" calcext:value-type="float">
            <text:p>5256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8]*[.H8]*([.F8]-[.G8]) + ([.K8]+[.L8])*[.I8]*[.G8])/( ([.K8]+[.L8])*[.I8] + [.J8]*[.H8]);0)" office:value-type="float" office:value="876333" calcext:value-type="float">
            <text:p>876333</text:p>
          </table:table-cell>
          <table:table-cell table:formula="of:=ROUND(([.M8]-[.G8])/[.H8];0)" office:value-type="float" office:value="8758" calcext:value-type="float">
            <text:p>8758</text:p>
          </table:table-cell>
          <table:table-cell table:formula="of:=ROUND((( [.K8]*([.F8]-[.M8])/([.K8]+[.L8]))-[.G8])/[.I8];0)" office:value-type="float" office:value="4379" calcext:value-type="float">
            <text:p>4379</text:p>
          </table:table-cell>
          <table:table-cell table:formula="of:=ROUND((( [.L8]*([.F8]-[.M8])/([.K8]+[.L8]))-[.G8])/[.I8];0)" office:value-type="float" office:value="4379" calcext:value-type="float">
            <text:p>43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style-name="ce5" table:formula="of:=([.E9]-[.D9])*24*60*60/6" office:value-type="float" office:value="5256000" calcext:value-type="float">
            <text:p>525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9]*[.H9]*([.F9]-[.G9]) + ([.K9]+[.L9])*[.I9]*[.G9])/( ([.K9]+[.L9])*[.I9] + [.J9]*[.H9]);0)" office:value-type="float" office:value="61842" calcext:value-type="float">
            <text:p>61842</text:p>
          </table:table-cell>
          <table:table-cell table:formula="of:=ROUND(([.M9]-[.G9])/[.H9];0)" office:value-type="float" office:value="518" calcext:value-type="float">
            <text:p>518</text:p>
          </table:table-cell>
          <table:table-cell table:formula="of:=ROUND((( [.K9]*([.F9]-[.M9])/([.K9]+[.L9]))-[.G9])/[.I9];0)" office:value-type="float" office:value="259" calcext:value-type="float">
            <text:p>259</text:p>
          </table:table-cell>
          <table:table-cell table:formula="of:=ROUND((( [.L9]*([.F9]-[.M9])/([.K9]+[.L9]))-[.G9])/[.I9];0)"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0]-[.D10])*24*60*60/6" office:value-type="float" office:value="5256000" calcext:value-type="float">
            <text:p>525600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0]*[.H10]*([.F10]-[.G10]) + ([.K10]+[.L10])*[.I10]*[.G10])/( ([.K10]+[.L10])*[.I10] + [.J10]*[.H10]);0)" office:value-type="float" office:value="351007" calcext:value-type="float">
            <text:p>351007</text:p>
          </table:table-cell>
          <table:table-cell table:formula="of:=ROUND(([.M10]-[.G10])/[.H10];0)" office:value-type="float" office:value="7006" calcext:value-type="float">
            <text:p>7006</text:p>
          </table:table-cell>
          <table:table-cell table:formula="of:=ROUND((( [.K10]*([.F10]-[.M10])/([.K10]+[.L10]))-[.G10])/[.I10];0)" office:value-type="float" office:value="3503" calcext:value-type="float">
            <text:p>3503</text:p>
          </table:table-cell>
          <table:table-cell table:formula="of:=ROUND((( [.L10]*([.F10]-[.M10])/([.K10]+[.L10]))-[.G10])/[.I10];0)" office:value-type="float" office:value="3503" calcext:value-type="float">
            <text:p>35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t10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1]-[.D11])*24*60*60/6" office:value-type="float" office:value="5256000" calcext:value-type="float">
            <text:p>5256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1]*[.H11]*([.F11]-[.G11]) + ([.K11]+[.L11])*[.I11]*[.G11])/( ([.K11]+[.L11])*[.I11] + [.J11]*[.H11]);0)" office:value-type="float" office:value="1752067" calcext:value-type="float">
            <text:p>1752067</text:p>
          </table:table-cell>
          <table:table-cell table:formula="of:=ROUND(([.M11]-[.G11])/[.H11];0)" office:value-type="float" office:value="17519" calcext:value-type="float">
            <text:p>17519</text:p>
          </table:table-cell>
          <table:table-cell table:formula="of:=ROUND((( [.K11]*([.F11]-[.M11])/([.K11]+[.L11]))-[.G11])/[.I11];0)" office:value-type="float" office:value="8759" calcext:value-type="float">
            <text:p>8759</text:p>
          </table:table-cell>
          <table:table-cell table:formula="of:=ROUND((( [.L11]*([.F11]-[.M11])/([.K11]+[.L11]))-[.G11])/[.I11];0)" office:value-type="float" office:value="8759" calcext:value-type="float">
            <text:p>8759</text:p>
          </table:table-cell>
          <table:table-cell table:formula="of:=( [.K11]*([.F11]-[.M11])/([.K11]+[.L11]))" office:value-type="float" office:value="1751966.5" calcext:value-type="float">
            <text:p>1751966.5</text:p>
          </table:table-cell>
        </table:table-row>
        <table:table-row table:style-name="ro1">
          <table:table-cell/>
          <table:table-cell office:value-type="string" calcext:value-type="string">
            <text:p>Micro10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2]-[.D12])*24*60*60/6" office:value-type="float" office:value="5256000" calcext:value-type="float">
            <text:p>52560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2]*[.H12]*([.F12]-[.G12]) + ([.K12]+[.L12])*[.I12]*[.G12])/( ([.K12]+[.L12])*[.I12] + [.J12]*[.H12]);0)" office:value-type="float" office:value="1314150" calcext:value-type="float">
            <text:p>1314150</text:p>
          </table:table-cell>
          <table:table-cell table:formula="of:=ROUND(([.M12]-[.G12])/[.H12];0)" office:value-type="float" office:value="13139" calcext:value-type="float">
            <text:p>13139</text:p>
          </table:table-cell>
          <table:table-cell table:formula="of:=ROUND((( [.K12]*([.F12]-[.M12])/([.K12]+[.L12]))-[.G12])/[.I12];0)" office:value-type="float" office:value="6569" calcext:value-type="float">
            <text:p>6569</text:p>
          </table:table-cell>
          <table:table-cell table:formula="of:=ROUND((( [.L12]*([.F12]-[.M12])/([.K12]+[.L12]))-[.G12])/[.I12];0)" office:value-type="float" office:value="6569" calcext:value-type="float">
            <text:p>65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h10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3]-[.D13])*24*60*60/6" office:value-type="float" office:value="5256000" calcext:value-type="float">
            <text:p>52560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3]*[.H13]*([.F13]-[.G13]) + ([.K13]+[.L13])*[.I13]*[.G13])/( ([.K13]+[.L13])*[.I13] + [.J13]*[.H13]);0)" office:value-type="float" office:value="438917" calcext:value-type="float">
            <text:p>438917</text:p>
          </table:table-cell>
          <table:table-cell table:formula="of:=ROUND(([.M13]-[.G13])/[.H13];0)" office:value-type="float" office:value="4378" calcext:value-type="float">
            <text:p>4378</text:p>
          </table:table-cell>
          <table:table-cell table:formula="of:=ROUND((( [.K13]*([.F13]-[.M13])/([.K13]+[.L13]))-[.G13])/[.I13];0)" office:value-type="float" office:value="2189" calcext:value-type="float">
            <text:p>2189</text:p>
          </table:table-cell>
          <table:table-cell table:formula="of:=ROUND((( [.L13]*([.F13]-[.M13])/([.K13]+[.L13]))-[.G13])/[.I13];0)" office:value-type="float" office:value="2189" calcext:value-type="float">
            <text:p>21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sh10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4]-[.D14])*24*60*60/6" office:value-type="float" office:value="5256000" calcext:value-type="float">
            <text:p>52560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4]*[.H14]*([.F14]-[.G14]) + ([.K14]+[.L14])*[.I14]*[.G14])/( ([.K14]+[.L14])*[.I14] + [.J14]*[.H14]);0)" office:value-type="float" office:value="310588" calcext:value-type="float">
            <text:p>310588</text:p>
          </table:table-cell>
          <table:table-cell table:formula="of:=ROUND(([.M14]-[.G14])/[.H14];0)" office:value-type="float" office:value="3090" calcext:value-type="float">
            <text:p>3090</text:p>
          </table:table-cell>
          <table:table-cell table:formula="of:=ROUND((( [.K14]*([.F14]-[.M14])/([.K14]+[.L14]))-[.G14])/[.I14];0)" office:value-type="float" office:value="1544" calcext:value-type="float">
            <text:p>1544</text:p>
          </table:table-cell>
          <table:table-cell table:formula="of:=ROUND((( [.L14]*([.F14]-[.M14])/([.K14]+[.L14]))-[.G14])/[.I14];0)" office:value-type="float" office:value="1544" calcext:value-type="float">
            <text:p>15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d10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5]-[.D15])*24*60*60/6" office:value-type="float" office:value="5256000" calcext:value-type="float">
            <text:p>5256000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5]*[.H15]*([.F15]-[.G15]) + ([.K15]+[.L15])*[.I15]*[.G15])/( ([.K15]+[.L15])*[.I15] + [.J15]*[.H15]);0)" office:value-type="float" office:value="751286" calcext:value-type="float">
            <text:p>751286</text:p>
          </table:table-cell>
          <table:table-cell table:formula="of:=ROUND(([.M15]-[.G15])/[.H15];0)" office:value-type="float" office:value="7507" calcext:value-type="float">
            <text:p>7507</text:p>
          </table:table-cell>
          <table:table-cell table:formula="of:=ROUND((( [.K15]*([.F15]-[.M15])/([.K15]+[.L15]))-[.G15])/[.I15];0)" office:value-type="float" office:value="3753" calcext:value-type="float">
            <text:p>3753</text:p>
          </table:table-cell>
          <table:table-cell table:formula="of:=ROUND((( [.L15]*([.F15]-[.M15])/([.K15]+[.L15]))-[.G15])/[.I15];0)" office:value-type="float" office:value="3753" calcext:value-type="float">
            <text:p>37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t2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6]-[.D16])*24*60*60/6" office:value-type="float" office:value="5256000" calcext:value-type="float">
            <text:p>5256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6]*[.H16]*([.F16]-[.G16]) + ([.K16]+[.L16])*[.I16]*[.G16])/( ([.K16]+[.L16])*[.I16] + [.J16]*[.H16]);0)" office:value-type="float" office:value="477982" calcext:value-type="float">
            <text:p>477982</text:p>
          </table:table-cell>
          <table:table-cell table:formula="of:=ROUND(([.M16]-[.G16])/[.H16];0)" office:value-type="float" office:value="23889" calcext:value-type="float">
            <text:p>23889</text:p>
          </table:table-cell>
          <table:table-cell table:formula="of:=ROUND((( [.K16]*([.F16]-[.M16])/([.K16]+[.L16]))-[.G16])/[.I16];0)" office:value-type="float" office:value="11944" calcext:value-type="float">
            <text:p>11944</text:p>
          </table:table-cell>
          <table:table-cell table:formula="of:=ROUND((( [.L16]*([.F16]-[.M16])/([.K16]+[.L16]))-[.G16])/[.I16];0)" office:value-type="float" office:value="11944" calcext:value-type="float">
            <text:p>11944</text:p>
          </table:table-cell>
          <table:table-cell office:value-type="float" office:value="47777" calcext:value-type="float">
            <text:p>47777</text:p>
          </table:table-cell>
        </table:table-row>
        <table:table-row table:style-name="ro1">
          <table:table-cell/>
          <table:table-cell office:value-type="string" calcext:value-type="string">
            <text:p>Micro2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7]-[.D17])*24*60*60/6" office:value-type="float" office:value="5256000" calcext:value-type="float">
            <text:p>52560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7]*[.H17]*([.F17]-[.G17]) + ([.K17]+[.L17])*[.I17]*[.G17])/( ([.K17]+[.L17])*[.I17] + [.J17]*[.H17]);0)" office:value-type="float" office:value="328763" calcext:value-type="float">
            <text:p>328763</text:p>
          </table:table-cell>
          <table:table-cell table:formula="of:=ROUND(([.M17]-[.G17])/[.H17];0)" office:value-type="float" office:value="16423" calcext:value-type="float">
            <text:p>16423</text:p>
          </table:table-cell>
          <table:table-cell table:formula="of:=ROUND((( [.K17]*([.F17]-[.M17])/([.K17]+[.L17]))-[.G17])/[.I17];0)" office:value-type="float" office:value="8211" calcext:value-type="float">
            <text:p>8211</text:p>
          </table:table-cell>
          <table:table-cell table:formula="of:=ROUND((( [.L17]*([.F17]-[.M17])/([.K17]+[.L17]))-[.G17])/[.I17];0)" office:value-type="float" office:value="8211" calcext:value-type="float">
            <text:p>82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h2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8]-[.D18])*24*60*60/6" office:value-type="float" office:value="5256000" calcext:value-type="float">
            <text:p>5256000</text:p>
          </table:table-cell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8]*[.H18]*([.F18]-[.G18]) + ([.K18]+[.L18])*[.I18]*[.G18])/( ([.K18]+[.L18])*[.I18] + [.J18]*[.H18]);0)" office:value-type="float" office:value="94918" calcext:value-type="float">
            <text:p>94918</text:p>
          </table:table-cell>
          <table:table-cell table:formula="of:=ROUND(([.M18]-[.G18])/[.H18];0)" office:value-type="float" office:value="4691" calcext:value-type="float">
            <text:p>4691</text:p>
          </table:table-cell>
          <table:table-cell table:formula="of:=ROUND((( [.K18]*([.F18]-[.M18])/([.K18]+[.L18]))-[.G18])/[.I18];0)" office:value-type="float" office:value="2345" calcext:value-type="float">
            <text:p>2345</text:p>
          </table:table-cell>
          <table:table-cell table:formula="of:=ROUND((( [.L18]*([.F18]-[.M18])/([.K18]+[.L18]))-[.G18])/[.I18];0)" office:value-type="float" office:value="2345" calcext:value-type="float">
            <text:p>2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sh2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19]-[.D19])*24*60*60/6" office:value-type="float" office:value="5256000" calcext:value-type="float">
            <text:p>5256000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19]*[.H19]*([.F19]-[.G19]) + ([.K19]+[.L19])*[.I19]*[.G19])/( ([.K19]+[.L19])*[.I19] + [.J19]*[.H19]);0)" office:value-type="float" office:value="66449" calcext:value-type="float">
            <text:p>66449</text:p>
          </table:table-cell>
          <table:table-cell table:formula="of:=ROUND(([.M19]-[.G19])/[.H19];0)" office:value-type="float" office:value="3242" calcext:value-type="float">
            <text:p>3242</text:p>
          </table:table-cell>
          <table:table-cell table:formula="of:=ROUND((( [.K19]*([.F19]-[.M19])/([.K19]+[.L19]))-[.G19])/[.I19];0)" office:value-type="float" office:value="1621" calcext:value-type="float">
            <text:p>1621</text:p>
          </table:table-cell>
          <table:table-cell table:formula="of:=ROUND((( [.L19]*([.F19]-[.M19])/([.K19]+[.L19]))-[.G19])/[.I19];0)" office:value-type="float" office:value="1621" calcext:value-type="float">
            <text:p>16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d2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0]-[.D20])*24*60*60/6" office:value-type="float" office:value="5256000" calcext:value-type="float">
            <text:p>52560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0]*[.H20]*([.F20]-[.G20]) + ([.K20]+[.L20])*[.I20]*[.G20])/( ([.K20]+[.L20])*[.I20] + [.J20]*[.H20]);0)" office:value-type="float" office:value="170110" calcext:value-type="float">
            <text:p>170110</text:p>
          </table:table-cell>
          <table:table-cell table:formula="of:=ROUND(([.M20]-[.G20])/[.H20];0)" office:value-type="float" office:value="8476" calcext:value-type="float">
            <text:p>8476</text:p>
          </table:table-cell>
          <table:table-cell table:formula="of:=ROUND((( [.K20]*([.F20]-[.M20])/([.K20]+[.L20]))-[.G20])/[.I20];0)" office:value-type="float" office:value="4237" calcext:value-type="float">
            <text:p>4237</text:p>
          </table:table-cell>
          <table:table-cell table:formula="of:=ROUND((( [.L20]*([.F20]-[.M20])/([.K20]+[.L20]))-[.G20])/[.I20];0)" office:value-type="float" office:value="4237" calcext:value-type="float">
            <text:p>4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t100_2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3-04-27" calcext:value-type="date">
            <text:p>2013-04-27</text:p>
          </table:table-cell>
          <table:table-cell table:formula="of:=([.E21]-[.D21])*24*60*60/6" office:value-type="float" office:value="849600" calcext:value-type="float">
            <text:p>8496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1]*[.H21]*([.F21]-[.G21]) + ([.K21]+[.L21])*[.I21]*[.G21])/( ([.K21]+[.L21])*[.I21] + [.J21]*[.H21]);0)" office:value-type="float" office:value="77400" calcext:value-type="float">
            <text:p>77400</text:p>
          </table:table-cell>
          <table:table-cell table:formula="of:=ROUND(([.M21]-[.G21])/[.H21];0)" office:value-type="float" office:value="3860" calcext:value-type="float">
            <text:p>3860</text:p>
          </table:table-cell>
          <table:table-cell table:formula="of:=ROUND((( [.K21]*([.F21]-[.M21])/([.K21]+[.L21]))-[.G21])/[.I21];0)" office:value-type="float" office:value="1930" calcext:value-type="float">
            <text:p>1930</text:p>
          </table:table-cell>
          <table:table-cell table:formula="of:=ROUND((( [.L21]*([.F21]-[.M21])/([.K21]+[.L21]))-[.G21])/[.I21];0)" office:value-type="float" office:value="1930" calcext:value-type="float">
            <text:p>19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100_2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2]-[.D22])*24*60*60/6" office:value-type="float" office:value="5256000" calcext:value-type="float">
            <text:p>52560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2]*[.H22]*([.F22]-[.G22]) + ([.K22]+[.L22])*[.I22]*[.G22])/( ([.K22]+[.L22])*[.I22] + [.J22]*[.H22]);0)" office:value-type="float" office:value="1314150" calcext:value-type="float">
            <text:p>1314150</text:p>
          </table:table-cell>
          <table:table-cell table:formula="of:=ROUND(([.M22]-[.G22])/[.H22];0)" office:value-type="float" office:value="13139" calcext:value-type="float">
            <text:p>13139</text:p>
          </table:table-cell>
          <table:table-cell table:formula="of:=ROUND((( [.K22]*([.F22]-[.M22])/([.K22]+[.L22]))-[.G22])/[.I22];0)" office:value-type="float" office:value="6569" calcext:value-type="float">
            <text:p>6569</text:p>
          </table:table-cell>
          <table:table-cell table:formula="of:=ROUND((( [.L22]*([.F22]-[.M22])/([.K22]+[.L22]))-[.G22])/[.I22];0)" office:value-type="float" office:value="6569" calcext:value-type="float">
            <text:p>656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Wash100_2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3]-[.D23])*24*60*60/6" office:value-type="float" office:value="5256000" calcext:value-type="float">
            <text:p>52560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3]*[.H23]*([.F23]-[.G23]) + ([.K23]+[.L23])*[.I23]*[.G23])/( ([.K23]+[.L23])*[.I23] + [.J23]*[.H23]);0)" office:value-type="float" office:value="438917" calcext:value-type="float">
            <text:p>438917</text:p>
          </table:table-cell>
          <table:table-cell table:formula="of:=ROUND(([.M23]-[.G23])/[.H23];0)" office:value-type="float" office:value="4378" calcext:value-type="float">
            <text:p>4378</text:p>
          </table:table-cell>
          <table:table-cell table:formula="of:=ROUND((( [.K23]*([.F23]-[.M23])/([.K23]+[.L23]))-[.G23])/[.I23];0)" office:value-type="float" office:value="2189" calcext:value-type="float">
            <text:p>2189</text:p>
          </table:table-cell>
          <table:table-cell table:formula="of:=ROUND((( [.L23]*([.F23]-[.M23])/([.K23]+[.L23]))-[.G23])/[.I23];0)" office:value-type="float" office:value="2189" calcext:value-type="float">
            <text:p>2189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/>
          <table:table-cell office:value-type="string" calcext:value-type="string">
            <text:p>Frid6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4]-[.D24])*24*60*60/6" office:value-type="float" office:value="5256000" calcext:value-type="float">
            <text:p>52560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4]*[.H24]*([.F24]-[.G24]) + ([.K24]+[.L24])*[.I24]*[.G24])/( ([.K24]+[.L24])*[.I24] + [.J24]*[.H24]);0)" office:value-type="float" office:value="478309" calcext:value-type="float">
            <text:p>478309</text:p>
          </table:table-cell>
          <table:table-cell table:formula="of:=ROUND(([.M24]-[.G24])/[.H24];0)" office:value-type="float" office:value="7962" calcext:value-type="float">
            <text:p>7962</text:p>
          </table:table-cell>
          <table:table-cell table:formula="of:=ROUND((( [.K24]*([.F24]-[.M24])/([.K24]+[.L24]))-[.G24])/[.I24];0)" office:value-type="float" office:value="3980" calcext:value-type="float">
            <text:p>3980</text:p>
          </table:table-cell>
          <table:table-cell table:formula="of:=ROUND((( [.L24]*([.F24]-[.M24])/([.K24]+[.L24]))-[.G24])/[.I24];0)" office:value-type="float" office:value="3980" calcext:value-type="float">
            <text:p>39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sh16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5]-[.D25])*24*60*60/6" office:value-type="float" office:value="5256000" calcext:value-type="float">
            <text:p>5256000</text:p>
          </table:table-cell>
          <table:table-cell office:value-type="float" office:value="1600" calcext:value-type="float">
            <text:p>1600</text:p>
          </table:table-cell>
          <table:table-cell office:value-type="float" office:value="160" calcext:value-type="float">
            <text:p>160</text:p>
          </table:table-cell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5]*[.H25]*([.F25]-[.G25]) + ([.K25]+[.L25])*[.I25]*[.G25])/( ([.K25]+[.L25])*[.I25] + [.J25]*[.H25]);0)" office:value-type="float" office:value="479127" calcext:value-type="float">
            <text:p>479127</text:p>
          </table:table-cell>
          <table:table-cell table:formula="of:=ROUND(([.M25]-[.G25])/[.H25];0)" office:value-type="float" office:value="2985" calcext:value-type="float">
            <text:p>2985</text:p>
          </table:table-cell>
          <table:table-cell table:formula="of:=ROUND((( [.K25]*([.F25]-[.M25])/([.K25]+[.L25]))-[.G25])/[.I25];0)" office:value-type="float" office:value="1492" calcext:value-type="float">
            <text:p>1492</text:p>
          </table:table-cell>
          <table:table-cell table:formula="of:=ROUND((( [.L25]*([.F25]-[.M25])/([.K25]+[.L25]))-[.G25])/[.I25];0)" office:value-type="float" office:value="1492" calcext:value-type="float">
            <text:p>1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Ma11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6]-[.D26])*24*60*60/6" office:value-type="float" office:value="5256000" calcext:value-type="float">
            <text:p>5256000</text:p>
          </table:table-cell>
          <table:table-cell office:value-type="float" office:value="1100" calcext:value-type="float">
            <text:p>1100</text:p>
          </table:table-cell>
          <table:table-cell office:value-type="float" office:value="110" calcext:value-type="float">
            <text:p>11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6]*[.H26]*([.F26]-[.G26]) + ([.K26]+[.L26])*[.I26]*[.G26])/( ([.K26]+[.L26])*[.I26] + [.J26]*[.H26]);0)" office:value-type="float" office:value="478718" calcext:value-type="float">
            <text:p>478718</text:p>
          </table:table-cell>
          <table:table-cell table:formula="of:=ROUND(([.M26]-[.G26])/[.H26];0)" office:value-type="float" office:value="4342" calcext:value-type="float">
            <text:p>4342</text:p>
          </table:table-cell>
          <table:table-cell table:formula="of:=ROUND((( [.K26]*([.F26]-[.M26])/([.K26]+[.L26]))-[.G26])/[.I26];0)" office:value-type="float" office:value="2170" calcext:value-type="float">
            <text:p>2170</text:p>
          </table:table-cell>
          <table:table-cell table:formula="of:=ROUND((( [.L26]*([.F26]-[.M26])/([.K26]+[.L26]))-[.G26])/[.I26];0)" office:value-type="float" office:value="2170" calcext:value-type="float">
            <text:p>2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30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table:formula="of:=([.E27]-[.D27])*24*60*60/6" office:value-type="float" office:value="5256000" calcext:value-type="float">
            <text:p>52560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7]*[.H27]*([.F27]-[.G27]) + ([.K27]+[.L27])*[.I27]*[.G27])/( ([.K27]+[.L27])*[.I27] + [.J27]*[.H27]);0)" office:value-type="float" office:value="478064" calcext:value-type="float">
            <text:p>478064</text:p>
          </table:table-cell>
          <table:table-cell table:formula="of:=ROUND(([.M27]-[.G27])/[.H27];0)" office:value-type="float" office:value="15925" calcext:value-type="float">
            <text:p>15925</text:p>
          </table:table-cell>
          <table:table-cell table:formula="of:=ROUND((( [.K27]*([.F27]-[.M27])/([.K27]+[.L27]))-[.G27])/[.I27];0)" office:value-type="float" office:value="7962" calcext:value-type="float">
            <text:p>7962</text:p>
          </table:table-cell>
          <table:table-cell table:formula="of:=ROUND((( [.L27]*([.F27]-[.M27])/([.K27]+[.L27]))-[.G27])/[.I27];0)" office:value-type="float" office:value="7962" calcext:value-type="float">
            <text:p>7962</text:p>
          </table:table-cell>
          <table:table-cell office:value-type="float" office:value="31849" calcext:value-type="float">
            <text:p>31849</text:p>
          </table:table-cell>
        </table:table-row>
        <table:table-row table:style-name="ro1">
          <table:table-cell/>
          <table:table-cell office:value-type="string" calcext:value-type="string">
            <text:p>Fridge60_2</text:p>
          </table:table-cell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5-02-27" calcext:value-type="date">
            <text:p>2015-02-27</text:p>
          </table:table-cell>
          <table:table-cell table:formula="of:=([.E28]-[.D28])*24*60*60/6" office:value-type="float" office:value="10512000" calcext:value-type="float">
            <text:p>105120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8]*[.H28]*([.F28]-[.G28]) + ([.K28]+[.L28])*[.I28]*[.G28])/( ([.K28]+[.L28])*[.I28] + [.J28]*[.H28]);0)" office:value-type="float" office:value="956127" calcext:value-type="float">
            <text:p>956127</text:p>
          </table:table-cell>
          <table:table-cell table:formula="of:=ROUND(([.M28]-[.G28])/[.H28];0)" office:value-type="float" office:value="15925" calcext:value-type="float">
            <text:p>15925</text:p>
          </table:table-cell>
          <table:table-cell table:formula="of:=ROUND((( [.K28]*([.F28]-[.M28])/([.K28]+[.L28]))-[.G28])/[.I28];0)" office:value-type="float" office:value="7962" calcext:value-type="float">
            <text:p>7962</text:p>
          </table:table-cell>
          <table:table-cell table:formula="of:=ROUND((( [.L28]*([.F28]-[.M28])/([.K28]+[.L28]))-[.G28])/[.I28];0)" office:value-type="float" office:value="7962" calcext:value-type="float">
            <text:p>79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ash160_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3-02-27" calcext:value-type="date">
            <text:p>2013-02-27</text:p>
          </table:table-cell>
          <table:table-cell office:value-type="date" office:date-value="2015-02-27" calcext:value-type="date">
            <text:p>2015-02-27</text:p>
          </table:table-cell>
          <table:table-cell table:formula="of:=([.E29]-[.D29])*24*60*60/6" office:value-type="float" office:value="10512000" calcext:value-type="float">
            <text:p>10512000</text:p>
          </table:table-cell>
          <table:table-cell office:value-type="float" office:value="1600" calcext:value-type="float">
            <text:p>1600</text:p>
          </table:table-cell>
          <table:table-cell office:value-type="float" office:value="160" calcext:value-type="float">
            <text:p>160</text:p>
          </table:table-cell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29]*[.H29]*([.F29]-[.G29]) + ([.K29]+[.L29])*[.I29]*[.G29])/( ([.K29]+[.L29])*[.I29] + [.J29]*[.H29]);0)" office:value-type="float" office:value="956945" calcext:value-type="float">
            <text:p>956945</text:p>
          </table:table-cell>
          <table:table-cell table:formula="of:=ROUND(([.M29]-[.G29])/[.H29];0)" office:value-type="float" office:value="5971" calcext:value-type="float">
            <text:p>5971</text:p>
          </table:table-cell>
          <table:table-cell table:formula="of:=ROUND((( [.K29]*([.F29]-[.M29])/([.K29]+[.L29]))-[.G29])/[.I29];0)" office:value-type="float" office:value="2985" calcext:value-type="float">
            <text:p>2985</text:p>
          </table:table-cell>
          <table:table-cell table:formula="of:=ROUND((( [.L29]*([.F29]-[.M29])/([.K29]+[.L29]))-[.G29])/[.I29];0)" office:value-type="float" office:value="2985" calcext:value-type="float">
            <text:p>2985</text:p>
          </table:table-cell>
          <table:table-cell office:value-type="float" office:value="11941" calcext:value-type="float">
            <text:p>11941</text:p>
          </table:table-cell>
        </table:table-row>
        <table:table-row table:style-name="ro1">
          <table:table-cell/>
          <table:table-cell office:value-type="string" calcext:value-type="string">
            <text:p>WaMa110_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13-02-27" calcext:value-type="date">
            <text:p>2013-02-27</text:p>
          </table:table-cell>
          <table:table-cell office:value-type="date" office:date-value="2015-02-27" calcext:value-type="date">
            <text:p>2015-02-27</text:p>
          </table:table-cell>
          <table:table-cell table:formula="of:=([.E30]-[.D30])*24*60*60/6" office:value-type="float" office:value="10512000" calcext:value-type="float">
            <text:p>10512000</text:p>
          </table:table-cell>
          <table:table-cell office:value-type="float" office:value="1100" calcext:value-type="float">
            <text:p>1100</text:p>
          </table:table-cell>
          <table:table-cell office:value-type="float" office:value="110" calcext:value-type="float">
            <text:p>11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30]*[.H30]*([.F30]-[.G30]) + ([.K30]+[.L30])*[.I30]*[.G30])/( ([.K30]+[.L30])*[.I30] + [.J30]*[.H30]);0)" office:value-type="float" office:value="956536" calcext:value-type="float">
            <text:p>956536</text:p>
          </table:table-cell>
          <table:table-cell table:formula="of:=ROUND(([.M30]-[.G30])/[.H30];0)" office:value-type="float" office:value="8686" calcext:value-type="float">
            <text:p>8686</text:p>
          </table:table-cell>
          <table:table-cell table:formula="of:=ROUND((( [.K30]*([.F30]-[.M30])/([.K30]+[.L30]))-[.G30])/[.I30];0)" office:value-type="float" office:value="4342" calcext:value-type="float">
            <text:p>4342</text:p>
          </table:table-cell>
          <table:table-cell table:formula="of:=ROUND((( [.L30]*([.F30]-[.M30])/([.K30]+[.L30]))-[.G30])/[.I30];0)" office:value-type="float" office:value="4342" calcext:value-type="float">
            <text:p>4342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([.E31]-[.D31])*24*60*60/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oker</text:p>
          </table:table-cell>
          <table:table-cell/>
          <table:table-cell table:style-name="ce3" office:value-type="date" office:date-value="2014-02-27" calcext:value-type="date">
            <text:p>2014-02-27</text:p>
          </table:table-cell>
          <table:table-cell office:value-type="date" office:date-value="2016-02-27" calcext:value-type="date">
            <text:p>2016-02-27</text:p>
          </table:table-cell>
          <table:table-cell table:formula="of:=([.E32]-[.D32])*24*60*60/6" office:value-type="float" office:value="10512000" calcext:value-type="float">
            <text:p>1051200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ROUND(([.J32]*[.H32]*([.F32]-[.G32]) + ([.K32]+[.L32])*[.I32]*[.G32])/( ([.K32]+[.L32])*[.I32] + [.J32]*[.H32]);0)" office:value-type="float" office:value="3153920" calcext:value-type="float">
            <text:p>3153920</text:p>
          </table:table-cell>
          <table:table-cell table:formula="of:=ROUND(([.M32]-[.G32])/[.H32];0)" office:value-type="float" office:value="10510" calcext:value-type="float">
            <text:p>10510</text:p>
          </table:table-cell>
          <table:table-cell table:formula="of:=ROUND((( [.K32]*([.F32]-[.M32])/([.K32]+[.L32]))-[.G32])/[.I32];0)" office:value-type="float" office:value="5255" calcext:value-type="float">
            <text:p>5255</text:p>
          </table:table-cell>
          <table:table-cell table:formula="of:=ROUND((( [.L32]*([.F32]-[.M32])/([.K32]+[.L32]))-[.G32])/[.I32];0)" office:value-type="float" office:value="5255" calcext:value-type="float">
            <text:p>5255</text:p>
          </table:table-cell>
          <table:table-cell/>
        </table:table-row>
      </table:table>
      <table:table table:name="type 2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5" table:number-columns-repeated="2" table:default-cell-style-name="ce2"/>
        <table:table-column table:style-name="co15" table:default-cell-style-name="ce1"/>
        <table:table-column table:style-name="co18" table:default-cell-style-name="Default"/>
        <table:table-column table:style-name="co15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apps</text:p>
          </table:table-cell>
          <table:table-cell table:style-name="Default" office:value-type="string" calcext:value-type="string">
            <text:p>initial date</text:p>
          </table:table-cell>
          <table:table-cell table:style-name="Default" office:value-type="string" calcext:value-type="string">
            <text:p>end date</text:p>
          </table:table-cell>
          <table:table-cell table:style-name="Default" office:value-type="string" calcext:value-type="string">
            <text:p>time steps</text:p>
          </table:table-cell>
          <table:table-cell office:value-type="string" calcext:value-type="string">
            <text:p>seq len</text:p>
          </table:table-cell>
          <table:table-cell office:value-type="string" calcext:value-type="string">
            <text:p>Stride Training</text:p>
          </table:table-cell>
          <table:table-cell office:value-type="string" calcext:value-type="string">
            <text:p>% Training</text:p>
          </table:table-cell>
          <table:table-cell office:value-type="string" calcext:value-type="string">
            <text:p>% Validation</text:p>
          </table:table-cell>
          <table:table-cell office:value-type="string" calcext:value-type="string">
            <text:p>% Tes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ttle, microwave</text:p>
          </table:table-cell>
          <table:table-cell office:value-type="date" office:date-value="2014-02-01" calcext:value-type="date">
            <text:p>2014-02-01</text:p>
          </table:table-cell>
          <table:table-cell office:value-type="date" office:date-value="2016-02-01" calcext:value-type="date">
            <text:p>2016-02-01</text:p>
          </table:table-cell>
          <table:table-cell table:formula="of:=([.D2]-[.C2])*24*60*60/6" office:value-type="float" office:value="10512000" calcext:value-type="float">
            <text:p>1051200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E2]-[.F2])/[.G2]" office:value-type="float" office:value="35037.3333333333" calcext:value-type="float">
            <text:p>35037.3333333333</text:p>
          </table:table-cell>
          <table:table-cell table:formula="of:=ROUND([.K2]*[.H2])" office:value-type="float" office:value="17519" calcext:value-type="float">
            <text:p>17519</text:p>
          </table:table-cell>
          <table:table-cell table:formula="of:=([.E2]/[.G2])*[.I2]" office:value-type="float" office:value="8760" calcext:value-type="float">
            <text:p>8760</text:p>
          </table:table-cell>
          <table:table-cell table:formula="of:=([.E2]/[.G2])*[.J2]"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ttle, microwave</text:p>
          </table:table-cell>
          <table:table-cell office:value-type="date" office:date-value="2014-02-01" calcext:value-type="date">
            <text:p>2014-02-01</text:p>
          </table:table-cell>
          <table:table-cell office:value-type="date" office:date-value="2017-02-01" calcext:value-type="date">
            <text:p>2017-02-01</text:p>
          </table:table-cell>
          <table:table-cell table:formula="of:=([.D3]-[.C3])*24*60*60/6" office:value-type="float" office:value="15782400" calcext:value-type="float">
            <text:p>1578240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E3]-[.F3])/[.G3]" office:value-type="float" office:value="52605.3333333333" calcext:value-type="float">
            <text:p>52605.3333333333</text:p>
          </table:table-cell>
          <table:table-cell table:formula="of:=ROUND([.K3]*[.H3])" office:value-type="float" office:value="26303" calcext:value-type="float">
            <text:p>26303</text:p>
          </table:table-cell>
          <table:table-cell table:formula="of:=([.E3]/[.G3])*[.I3]" office:value-type="float" office:value="13152" calcext:value-type="float">
            <text:p>13152</text:p>
          </table:table-cell>
          <table:table-cell table:formula="of:=([.E3]/[.G3])*[.J3]" office:value-type="float" office:value="13152" calcext:value-type="float">
            <text:p>13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ttle, microwave</text:p>
          </table:table-cell>
          <table:table-cell office:value-type="date" office:date-value="2014-02-01" calcext:value-type="date">
            <text:p>2014-02-01</text:p>
          </table:table-cell>
          <table:table-cell office:value-type="date" office:date-value="2017-02-01" calcext:value-type="date">
            <text:p>2017-02-01</text:p>
          </table:table-cell>
          <table:table-cell table:formula="of:=([.D4]-[.C4])*24*60*60/6" office:value-type="float" office:value="15782400" calcext:value-type="float">
            <text:p>15782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E4]-[.F4])/[.G4]" office:value-type="float" office:value="19727" calcext:value-type="float">
            <text:p>19727</text:p>
          </table:table-cell>
          <table:table-cell table:formula="of:=ROUND([.K4]*[.H4])" office:value-type="float" office:value="9864" calcext:value-type="float">
            <text:p>9864</text:p>
          </table:table-cell>
          <table:table-cell table:formula="of:=([.E4]/[.G4])*[.I4]" office:value-type="float" office:value="4932" calcext:value-type="float">
            <text:p>4932</text:p>
          </table:table-cell>
          <table:table-cell table:formula="of:=([.E4]/[.G4])*[.J4]" office:value-type="float" office:value="4932" calcext:value-type="float">
            <text:p>4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5:33:56.935340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5:56:58.513485639</dc:date>
    <meta:generator>LibreOffice/4.2.8.2$Linux_X86_64 LibreOffice_project/420m0$Build-2</meta:generator>
    <meta:editing-duration>P53DT24M5S</meta:editing-duration>
    <meta:editing-cycles>149</meta:editing-cycles>
    <meta:document-statistic meta:table-count="5" meta:cell-count="2168" meta:object-count="0"/>
  </office:meta>
</office:document-meta>
</file>